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T1" style:family="text">
      <style:text-properties style:font-name="Monospace" fo:font-size="10pt" style:font-name-asian="Monospace" style:font-size-asian="10pt" style:font-name-complex="Monospace" style:font-size-complex="10pt"/>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3a3935" style:font-name="Monospace" fo:font-size="10pt" style:font-name-asian="Monospace" style:font-size-asian="10pt" style:font-name-complex="Monospace" style:font-size-complex="10pt"/>
    </style:style>
    <style:style style:name="T4" style:family="text">
      <style:text-properties fo:color="#ff00cc" style:font-name="Monospace" fo:font-size="10pt" style:font-name-asian="Monospace" style:font-size-asian="10pt" style:font-name-complex="Monospace"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Entwicklerdoku für das DB-Backup/-Restore im AdminTool/Dandelion</text:p>
      <text:p text:style-name="Text_20_body">DB-Backup und -Restore werden direkt über index.gsp aufgerufen. Beide setzen voraus, dass auf dem Rechner, von dem das Backup erzeugt bzw. auf den es eingespielt werden soll, ein SSH-Server und Cygwin installiert ist (und der SSH-Key dem Client-Rechner bekannt ist). IIRC funktioniert das Backup und der Restore mit dem MS SQL Server 2000 ohne Probleme und ohne weitere Einschränkungen.</text:p>
      <text:h text:style-name="Heading_20_1" text:outline-level="1">DB-Backup</text:h>
      <text:p text:style-name="Text_20_body">Der Link auf die <text:span text:style-name="T1">createBackup-</text:span>Action im <text:span text:style-name="T1">DbBackupController</text:span> führt zu keinem View, sondern führt das Backup remote aus und liefert eine Datei zurück, die der Benutzer dann speichern kann. Abschließend wird über <text:span text:style-name="T2">flash</text:span><text:span text:style-name="T3">.</text:span><text:span text:style-name="T2">message</text:span> bzw. <text:span text:style-name="T2">flash</text:span><text:span text:style-name="T3">.</text:span><text:span text:style-name="T2">error</text:span> eine Erfolgs- oder Fehlermeldung (auf index.gsp) ausgegeben.</text:p>
      <text:p text:style-name="Standard">Zuerst führt <text:s/><text:span text:style-name="T1">createBackup </text:span><text:span text:style-name="T2">DbBackup</text:span><text:span text:style-name="T3">.</text:span><text:span text:style-name="T2">createBackup</text:span><text:span text:style-name="T3">()</text:span> aus, dann <text:span text:style-name="T2">sendFileToClient</text:span><text:span text:style-name="T3">()</text:span>. </text:p>
      <text:h text:style-name="Heading_20_2" text:outline-level="2">DbBackup.createBackup()</text:h>
      <text:p text:style-name="Standard"><text:span text:style-name="T2">DbBackup</text:span><text:span text:style-name="T3">.</text:span><text:span text:style-name="T2">createBackup</text:span><text:span text:style-name="T3">()</text:span> prüft erst, ob die DB auf einem MS SQL Server 2000 (oder höher) läuft (andere DBs werden bisher nicht unterstützt). Dann liest es den DB-Namen über den ConfiguationHolder aus der Config. Mit <text:span text:style-name="T2">createRemoteDbBackup</text:span><text:span text:style-name="T3">()</text:span> erzeugt es anschließend remote die Backups der Repository-DBs, die dort als <text:a xlink:type="simple" xlink:href="../../../../../C:/$">C:/$</text:a><text:span text:style-name="T4">{dbname}_backup</text:span> bzw. <text:a xlink:type="simple" xlink:href="../../../../../C:/$">C:/$</text:a><text:span text:style-name="T4">{customdb}_backup</text:span> gespeichert werden. Als nächstes werden die Backups mit <text:span text:style-name="T2">zipRemoteBackups</text:span><text:span text:style-name="T3">()</text:span> gezippt (als <text:span text:style-name="T4">C:/dbbackup-${dbname}-${today}.zip</text:span>) und das ZIP mit <text:span text:style-name="T2">transferFileFromHost</text:span><text:span text:style-name="T3">()</text:span> ins Temp-Verzeichnis heruntergeladen. (zum zippen habe ich 7-Zip verwendet, weil es mit ZIP und GZip Probleme bei zu großen Archiven gab). Zum Schluss werden die Dateien auf dem Quell-Rechner per <text:span text:style-name="T2">removeRemoteFiles</text:span><text:span text:style-name="T3">()</text:span> gelöscht und der absolute Pfad auf die ZIP-Datei zurückgegeben.</text:p>
      <text:p text:style-name="Standard">Diese Methode wurde absichtlich so stark in seine Einzelteile zerlegt, damit sie später als Basisklasse für Klassen dienen kann, welche die einzelnen Schritte/Methoden (wie <text:span text:style-name="T2">createRemoteDbBackup</text:span><text:span text:style-name="T3">()</text:span>) mit proprietärem Code (z.B. für Oracle) überladbar macht, aber möglichst wenig Änderungen an <text:span text:style-name="T2">createBackup</text:span><text:span text:style-name="T3">()</text:span> selbst benötigt. Eine abgeleitete Klasse könnte also <text:span text:style-name="T2">createRemoteDbBackup</text:span><text:span text:style-name="T3">()</text:span> mit Oracle-spezifischem SQL überladen, aber u.U. es dabei belassen und würde trotzdem mit seiner <text:span text:style-name="T2">createBackup</text:span><text:span text:style-name="T3">()</text:span>-Methode ein Backup erzeugen.</text:p>
      <text:h text:style-name="Heading_20_3" text:outline-level="3">createRemoteDbBackup()</text:h>
      <text:p text:style-name="Standard"><text:span text:style-name="T2">createRemoteDbBackup</text:span><text:span text:style-name="T3">()</text:span> führt per <text:span text:style-name="T3">groovy.sql.Sql</text:span> auf der DB ein <text:span text:style-name="T4">BACKUP DATABASE ? TO DISK=?</text:span> aus. Dieser SQL-Befehl ist MS SQL-spezifisch.</text:p>
      <text:h text:style-name="Heading_20_3" text:outline-level="3">zipRemoteBackups()</text:h>
      <text:p text:style-name="Standard"><text:span text:style-name="T2">zipRemoteBackups</text:span><text:span text:style-name="T3">()</text:span> liest über ConfigurationHolder <text:span text:style-name="T2">sshusername</text:span>, <text:span text:style-name="T2">sshpassphrase</text:span> und <text:span text:style-name="T2">metadatadir</text:span> aus. Per <text:span text:style-name="T2">ant</text:span><text:span text:style-name="T3">.</text:span><text:span text:style-name="T2">sshexec</text:span><text:span text:style-name="T3">()</text:span> führt es anschließend 7-ZIP auf den Backups aus und fügt mit 7-ZIP das Metadaten-Verzeichnis zum Archiv hinzu. Zum Schluß wartet sie noch 3 Sekunden, für den Fall, dass 7-ZIP noch auf dem Dateisystem arbeitet. </text:p>
      <text:h text:style-name="Heading_20_3" text:outline-level="3">transferFileFromHost()</text:h>
      <text:p text:style-name="Standard"><text:span text:style-name="T2">transferFileFromHost</text:span><text:span text:style-name="T3">()</text:span> liest über ConfigurationHolder <text:span text:style-name="T2">sshusername und</text:span> <text:span text:style-name="T2">sshpassphrase</text:span> <text:s/>aus. Anschließend kopiert es per <text:span text:style-name="T2">ant</text:span><text:span text:style-name="T3">.</text:span><text:span text:style-name="T2">scp</text:span><text:span text:style-name="T3">()</text:span> die ZIP-Datei ins lokale Temp-Verzeichnis.</text:p>
      <text:h text:style-name="Heading_20_3" text:outline-level="3"><text:soft-page-break/>RemoveRemoteFiles()</text:h>
      <text:p text:style-name="P2"><text:span text:style-name="T2">RemoveRemoteFiles</text:span><text:span text:style-name="T3">()</text:span> iest über ConfigurationHolder sshusername und sshpassphrase <text:s/>aus. Anschließend kopiert es per <text:span text:style-name="T2">ant</text:span><text:span text:style-name="T3">.</text:span><text:span text:style-name="T2">sshexec</text:span><text:span text:style-name="T3">()</text:span> die ZIP-Datei vom Quellrechner.</text:p>
      <text:h text:style-name="Heading_20_1" text:outline-level="1">DB-Restore</text:h>
      <text:p text:style-name="Text_20_body">Der DB-Restore macht im Prinzip genau das Gegenteil des DB-Backup.</text:p>
      <text:p text:style-name="Text_20_body">Die <text:span text:style-name="T2">restoreBackup</text:span>-Action von DB holt sich erst die Datei, die von show.gsp übergeben wurde. Dann schreibt sie mit <text:span text:style-name="T2">writeBackup()</text:span> die Datei ins Temp-Verzeichnis und spielt das Backup mit <text:s/><text:span text:style-name="T2">DbRestore</text:span><text:span text:style-name="T3">.</text:span><text:span text:style-name="T2">restoreBackup</text:span><text:span text:style-name="T3">()</text:span> auf den Zielrechner. Abschließend wird über <text:span text:style-name="T2">flash</text:span><text:span text:style-name="T3">.</text:span><text:span text:style-name="T2">message</text:span> bzw. <text:span text:style-name="T2">flash</text:span><text:span text:style-name="T3">.</text:span><text:span text:style-name="T2">error</text:span> eine Erfolgs- oder Fehlermeldung ausgegeben und zur index.gsp gewechselt.</text:p>
      <text:h text:style-name="Heading_20_2" text:outline-level="2">DbRestore.restoreBackup()</text:h>
      <text:p text:style-name="Text_20_body"><text:span text:style-name="T2">DbRestore</text:span><text:span text:style-name="T3">.</text:span><text:span text:style-name="T2">restoreBackup</text:span><text:span text:style-name="T3">()</text:span> prüft erst, ob die DB auf einem MS SQL Server 2000 (oder höher) läuft (andere DBs werden bisher nicht unterstützt). Dann überträgt es die Datei mit <text:span text:style-name="T2">transferFileToHost</text:span><text:span text:style-name="T3">()</text:span> auf den Zielrechner und entpackt sie <text:s/>mit <text:span text:style-name="T2">unzipRemoteBackups()</text:span>. Anschließend stellt es die DBs mit <text:span text:style-name="T2">restoreDatabases</text:span><text:span text:style-name="T3">()</text:span> und stellt die DB-User cinnamon und indexer mit <text:span text:style-name="T2">recreateUsers</text:span><text:span text:style-name="T3">() </text:span>wieder her.</text:p>
      <text:h text:style-name="Heading_20_3" text:outline-level="3">transferFileToHost()</text:h>
      <text:p text:style-name="Standard"><text:span text:style-name="T2">transferFileToHost</text:span><text:span text:style-name="T3">() </text:span>liest über <text:span text:style-name="T3">ConfigurationHolder </text:span><text:span text:style-name="T2">sshusername</text:span><text:span text:style-name="T3">, </text:span><text:span text:style-name="T2">sshpassphrase</text:span> und <text:span text:style-name="T2">metadatadir</text:span> aus. Dann kopiert es die ZIP-Datei per <text:span text:style-name="T2">ant</text:span><text:span text:style-name="T3">.</text:span><text:span text:style-name="T2">scp()</text:span> auf den Zielrechner.</text:p>
      <text:h text:style-name="Heading_20_3" text:outline-level="3">unzipRemoteBackups()</text:h>
      <text:p text:style-name="Text_20_body"><text:span text:style-name="T2">UnzipRemoteBackups()</text:span> liest über ConfigurationHolder <text:span text:style-name="T2">sshusername</text:span>, <text:span text:style-name="T2">sshpassphrase</text:span> und <text:span text:style-name="T2">metadatadir</text:span> aus. Per <text:span text:style-name="T2">ant</text:span><text:span text:style-name="T3">.</text:span><text:span text:style-name="T2">sshexec</text:span><text:span text:style-name="T3">()</text:span> entpackt es anschließend mit 7-ZIP das Backup, ersetzt das vorhandene Metadaten-Verzeichnis und verschiebt die Backups nach C:\.</text:p>
      <text:p text:style-name="Text_20_body">auf den Backups aus und fügt mit 7-ZIP das Metadaten-Verzeichnis zum Archiv hinzu. Zum Schluß wartet sie noch 3 Sekunden, für den Fall, dass 7-ZIP noch auf dem Dateisystem arbeitet. </text:p>
      <text:h text:style-name="Heading_20_3" text:outline-level="3">restoreDatabases()</text:h>
      <text:p text:style-name="Text_20_body"><text:span text:style-name="T2">restoreDatabases()</text:span> erzeugt mit <text:span text:style-name="T2">createSqlInstance()</text:span> eine SQL-Verbindung und stellt die DB und die Custom-DB dann mit <text:span text:style-name="T2">restoreDatabase</text:span><text:span text:style-name="T3">()</text:span> wieder her und löscht zum Schluss die Backups mit <text:span text:style-name="T2">removeRemoteBackups</text:span><text:span text:style-name="T3">()</text:span>.</text:p>
      <text:p text:style-name="Text_20_body"><text:span text:style-name="T2">restoreDatabase</text:span><text:span text:style-name="T3">()</text:span> liest über ConfigurationHolder <text:span text:style-name="T2">sshusername</text:span> und <text:span text:style-name="T2">sshpassphrase</text:span> aus. Erst sorgt es per <text:span text:style-name="T4">ALTER DATABASE "</text:span><text:span text:style-name="T3"> + </text:span><text:span text:style-name="T2">dbname</text:span><text:span text:style-name="T3"> + </text:span><text:span text:style-name="T4">" SET SINGLE_USER WITH ROLLBACK IMMEDIATE"</text:span> <text:s/>dafür, dass keine anderen Benutzer angemeldet sind, indem es die DB in den Single-User-Mode versetzt. Dann stellt es die DB mit <text:span text:style-name="T4">RESTORE DATABASE ? FROM DISK=?</text:span> wieder her. Zum Schluss versetzt sie die DB mit <text:span text:style-name="T4">ALTER DATABASE '</text:span><text:span text:style-name="T3"> + </text:span><text:span text:style-name="T2">dbname</text:span><text:span text:style-name="T3"> + </text:span><text:span text:style-name="T4">' SET MULTI_USER</text:span> wieder in den Multi-User-Mode.</text:p>
      <text:p text:style-name="Text_20_body"><text:span text:style-name="T2">RemoveRemoteBackups</text:span><text:span text:style-name="T3">()</text:span> iest über ConfigurationHolder <text:span text:style-name="T2">sshusername</text:span> und <text:span text:style-name="T2">sshpassphrase</text:span> aus. Anschließend führt es per <text:span text:style-name="T2">ant</text:span><text:span text:style-name="T3">.</text:span><text:span text:style-name="T2">sshexec</text:span><text:span text:style-name="T3">()</text:span> zwei <text:span text:style-name="T4">rm</text:span>-Befehle aus, mit denen die Backups gelöscht werden. </text:p>
      <text:h text:style-name="Heading_20_3" text:outline-level="3">recreateUsers()</text:h>
      <text:p text:style-name="Text_20_body"><text:span text:style-name="T2">recreateUsers()</text:span> dropt erst mit <text:span text:style-name="T2">dropUser()</text:span> die User cinnamon und indexer in der DB und stellt <text:soft-page-break/>sie anschließend mit <text:span text:style-name="T2">createUser</text:span><text:span text:style-name="T3">(</text:span><text:span text:style-name="T2">)</text:span> wieder her.</text:p>
      <text:p text:style-name="Text_20_body"><text:span text:style-name="T2">dropUser()</text:span> entfernt mit <text:span text:style-name="T4">EXEC sp_revokedbaccess @name_in_db=$username</text:span> die Benutzer aus der DB. <text:span text:style-name="T4">sp_revokedbaccess</text:span> ist eine MS SQL-spezifische Stored Procedure (seit MS SQL Server 2005 gibt es DROP USER).</text:p>
      <text:p text:style-name="Text_20_body"><text:span text:style-name="T2">createUser</text:span><text:span text:style-name="T3">(</text:span><text:span text:style-name="T2">)</text:span> fügt mit <text:span text:style-name="T4">EXEC sp_grantdbaccess $username, @name_in_db = $username</text:span> den User in die DB ein und fügt diesen per <text:span text:style-name="T4">EXEC sp_changegroup 'db_owner', $username</text:span> der db_owner-Gruppe hinzu. <text:s/><text:span text:style-name="T4">sp_grantdbaccess</text:span> und <text:s/><text:span text:style-name="T4">sp_changegroup</text:span> sind <text:s/>MS SQL-spezifische Stored Procedure (seit MS SQL Server 2005 gibt es CREATE USER).</text:p>
      <text:h text:style-name="Heading_20_1" text:outline-level="1">Verwendete Variablen aus dandelion_config.groovy</text:h>
      <text:p text:style-name="P1">dbname</text:p>
      <text:p text:style-name="P1">sshusername</text:p>
      <text:p text:style-name="P1">sshpassphrase</text:p>
      <text:p text:style-name="P1">metadatadir</text:p>
      <text:p text:style-name="P3">driverClassName</text:p>
      <text:p text:style-name="P3">jdbcType</text:p>
      <text:p text:style-name="P3">masterdbname</text:p>
      <text:p text:style-name="P3">masterusername</text:p>
      <text:p text:style-name="P3">masterpassword</text:p>
      <text:h text:style-name="Heading_20_1" text:outline-level="1">Umstellung auf DdlUtils</text:h>
      <text:p text:style-name="Text_20_body">Bei der Umstellung auf ein DB-unabhängiges Backup mit DdlUtils ergaben sich einige Probleme, z.B. lässt sich IIRC ein Backup, das von einer MS SQL Server-DB erstellt wurde, nicht auf eine Postgres-DB aufspielen. Es gab irgendein Problem mit den Sequenzen auf Postgres; scheint in Bug in den DdlUtils zu sein (das anscheinend nicht mehr weiterentwickelt wird). Umgekehrt scheint es zu klappen. Aber viel besser als das alte Backup ist es dann auch nicht.</text:p>
      <text:p text:style-name="Text_20_body">Außerdem bleiben IIRC die PKs nicht erhalten.</text:p>
      <text:p text:style-name="Text_20_body">Getestet habe ich u.a. mit einem Backup der cmn_MBBras_XML. Ich fand aber keine Möglichkeit, sinnvoll zu testen, ob die DB vor und nach dem Restore gleich ist. Abgesehen vielleicht von zeitaufwändigem manuellen Vergleich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other</meta:initial-creator>
    <meta:creation-date>2010-06-17T15:22:04</meta:creation-date>
    <dc:date>2010-06-18T13:55:53</dc:date>
    <dc:creator>Stefan Rother</dc:creator>
    <meta:editing-duration>PT04H44M20S</meta:editing-duration>
    <meta:editing-cycles>86</meta:editing-cycles>
    <meta:generator>OpenOffice.org/3.2$Unix OpenOffice.org_project/320m12$Build-9483</meta:generator>
    <meta:document-statistic meta:table-count="0" meta:image-count="0" meta:object-count="0" meta:page-count="3" meta:paragraph-count="48" meta:word-count="921" meta:character-count="6974"/>
  </office:meta>
</office:document-meta>
</file>